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Liberation Sans" fo:font-size="10pt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8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9" style:family="paragraph" style:parent-style-name="Text_20_body">
      <style:text-properties officeooo:rsid="0032b8af" officeooo:paragraph-rsid="0032b8af"/>
    </style:style>
    <style:style style:name="P20" style:family="paragraph" style:parent-style-name="Text_20_body">
      <style:text-properties style:font-name="Liberation Sans" fo:font-style="normal" style:font-style-asian="normal" style:font-style-complex="normal"/>
    </style:style>
    <style:style style:name="P21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2" style:family="paragraph" style:parent-style-name="Heading_20_2">
      <style:text-properties style:font-name="Liberation Sans"/>
    </style:style>
    <style:style style:name="P23" style:family="paragraph" style:parent-style-name="Heading_20_2">
      <style:text-properties officeooo:rsid="0009b48f" officeooo:paragraph-rsid="0009b48f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259a28"/>
    </style:style>
    <style:style style:name="T5" style:family="text">
      <style:text-properties officeooo:rsid="004117d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1">Étude</text:span> de <text:span text:style-name="T3">financement</text:span></text:h>
      <text:p text:style-name="P2"/>
      <text:h text:style-name="P22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1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1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1">[simulation.getAuthorFullName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1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1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1">[simulation.date_validite; frm=dd/mm/yy]</text:p>
          </table:table-cell>
        </table:table-row>
      </table:table>
      <text:p text:style-name="P2"/>
      <text:h text:style-name="P22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1">[client.code_client]</text:p>
          </table:table-cell>
        </table:table-row>
        <table:table-row>
          <table:table-cell table:style-name="Tableau1.A2" table:number-rows-spanned="2" office:value-type="string">
            <text:p text:style-name="P11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1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1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22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1">[simulation.type_contrat;s<text:span text:style-name="T5">trconv=utf8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1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1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1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1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1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1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1">[simulation.coeff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1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1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2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2"><text:span text:style-name="T4">[onshow.simulation.date_demarrage;frm=dd/mm/yy;if '[simulation.opt_calage]' = '';then Aucune contrainte</text:span>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D2" table:number-columns-spanned="3" office:value-type="string">
            <text:p text:style-name="P17">[autre.terme]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3">[simulation.commentaire]</text:p>
          </table:table-cell>
          <table:covered-table-cell/>
          <table:covered-table-cell/>
        </table:table-row>
      </table:table>
      <text:p text:style-name="P20"/>
      <text:h text:style-name="P22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2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<text:soft-page-break/>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<text:soft-page-break/>000,00 €]</text:p>
          </table:table-cell>
          <table:table-cell table:style-name="Tableau4.A2" office:value-type="string">
            <text:p text:style-name="P5">[dossier.solde_nr; frm=0 <text:soft-page-break/>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8"/>
      <text:h text:style-name="P23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4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5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4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6">[simulation.numero_accord]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04T15:49:31.566797332</dc:date>
    <dc:creator>Geoffrey Girard</dc:creator>
    <meta:editing-duration>PT5H34M47S</meta:editing-duration>
    <meta:editing-cycles>139</meta:editing-cycles>
    <meta:generator>LibreOffice/4.1.3.2$Linux_X86_64 LibreOffice_project/410m0$Build-2</meta:generator>
    <meta:document-statistic meta:table-count="5" meta:image-count="1" meta:object-count="0" meta:page-count="2" meta:paragraph-count="73" meta:word-count="131" meta:character-count="1559" meta:non-whitespace-character-count="1501"/>
  </office:meta>
</office:document-meta>
</file>